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000000000FA000000FA988C16C3D4523592.png" manifest:media-type="image/png"/>
  <manifest:file-entry manifest:full-path="Pictures/10000201000003C0000003C02F1000B9FA0C64E9.png" manifest:media-type="image/png"/>
  <manifest:file-entry manifest:full-path="Pictures/100002010000001500000010F63809E9348AE5FB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 Black" svg:font-family="'Arial Black'" style:font-pitch="variable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Linux Libertine O" fo:font-size="66pt" fo:font-weight="bold" officeooo:rsid="000a3dfb" officeooo:paragraph-rsid="000a84e1" style:font-size-asian="66pt" style:font-weight-asian="bold" style:font-size-complex="6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nux Libertine O" fo:font-size="44pt" fo:font-weight="bold" officeooo:rsid="000a3dfb" style:font-size-asian="44pt" style:font-weight-asian="bold" style:font-size-complex="44pt" style:font-weight-complex="bold"/>
    </style:style>
    <style:style style:name="P3" style:family="paragraph" style:parent-style-name="Standard">
      <style:paragraph-properties fo:text-align="center" style:justify-single-word="false"/>
      <style:text-properties fo:text-transform="uppercase" style:font-name="Verdana" fo:font-size="24pt" fo:font-weight="bold" officeooo:rsid="001a5ba5" officeooo:paragraph-rsid="002fd806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text-transform="uppercase" style:font-name="Verdana" fo:font-size="24pt" fo:font-weight="bold" officeooo:paragraph-rsid="002fd806" style:font-size-asian="24pt" style:font-weight-asian="bold" style:font-size-complex="24pt" style:font-weight-complex="bold"/>
    </style:style>
    <style:style style:name="T1" style:family="text">
      <style:text-properties officeooo:rsid="0017b7f7"/>
    </style:style>
    <style:style style:name="T2" style:family="text">
      <style:text-properties fo:text-transform="uppercase" style:font-name="Arial Black" fo:font-size="36pt" fo:letter-spacing="-0.0417in" fo:font-weight="normal" officeooo:rsid="0015d340" style:font-size-asian="36pt" style:font-weight-asian="normal" style:font-size-complex="36pt" style:font-weight-complex="normal"/>
    </style:style>
    <style:style style:name="T3" style:family="text">
      <style:text-properties fo:text-transform="uppercase" style:font-name="Arial Black" fo:font-size="36pt" fo:font-weight="normal" officeooo:rsid="0015d340" style:font-size-asian="36pt" style:font-weight-asian="normal" style:font-size-complex="36pt" style:font-weight-complex="normal"/>
    </style:style>
    <style:style style:name="T4" style:family="text">
      <style:text-properties fo:text-transform="uppercase" style:font-name="Arial Black" fo:font-size="96pt" fo:font-weight="normal" officeooo:rsid="0015d340" style:font-size-asian="92pt" style:font-weight-asian="normal" style:font-size-complex="92pt" style:font-weight-complex="normal"/>
    </style:style>
    <style:style style:name="T5" style:family="text">
      <style:text-properties fo:text-transform="uppercase" style:font-name="Arial Black" fo:font-size="40pt" fo:font-weight="normal" officeooo:rsid="0015d340" style:font-size-asian="40pt" style:font-weight-asian="normal" style:font-size-complex="40pt" style:font-weight-complex="normal"/>
    </style:style>
    <style:style style:name="T6" style:family="text">
      <style:text-properties fo:text-transform="uppercase" style:font-name="Arial Black" fo:font-size="32pt" fo:letter-spacing="-0.0417in" fo:font-weight="normal" officeooo:rsid="0015d340" style:font-size-asian="32pt" style:font-weight-asian="normal" style:font-size-complex="32pt" style:font-weight-complex="normal"/>
    </style:style>
    <style:style style:name="T7" style:family="text">
      <style:text-properties fo:text-transform="uppercase" style:font-name="Arial Black" fo:font-size="32pt" fo:font-weight="normal" officeooo:rsid="0015d340" style:font-size-asian="32pt" style:font-weight-asian="normal" style:font-size-complex="32pt" style:font-weight-complex="normal"/>
    </style:style>
    <style:style style:name="T8" style:family="text">
      <style:text-properties officeooo:rsid="002fd806"/>
    </style:style>
    <style:style style:name="T9" style:family="text">
      <style:text-properties fo:letter-spacing="0.028in"/>
    </style:style>
    <style:style style:name="T10" style:family="text">
      <style:text-properties fo:letter-spacing="0.028in" officeooo:rsid="002fd806"/>
    </style:style>
    <style:style style:name="fr1" style:family="graphic" style:parent-style-name="Graphics">
      <style:graphic-properties fo:margin-top="0.25in" fo:margin-bottom="2in" style:wrap="none" style:vertical-pos="from-top" style:vertical-rel="paragraph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y="-0.5181in" svg:width="5.7992in" svg:height="5.6665in" draw:z-index="0"><draw:image xlink:href="Pictures/10000201000003C0000003C02F1000B9FA0C64E9.png" xlink:type="simple" xlink:show="embed" xlink:actuate="onLoad"/></draw:frame><draw:frame draw:style-name="fr2" draw:name="Image3" text:anchor-type="paragraph" svg:x="0.0228in" svg:y="4.172in" svg:width="2.5in" svg:height="2.5in" draw:z-index="1"><draw:image xlink:href="Pictures/10000000000000FA000000FA988C16C3D452359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 Black" svg:font-family="'Arial Black'" style:font-pitch="variable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  <style:text-properties fo:background-color="transparen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text-transform="uppercase" style:font-name="Verdana" fo:font-size="24pt" fo:font-weight="bold" officeooo:rsid="001a5ba5" officeooo:paragraph-rsid="002fd806" style:font-size-asian="24pt" style:font-weight-asian="bold" style:font-size-complex="24pt" style:font-weight-complex="bold"/>
    </style:style>
    <style:style style:name="MP2" style:family="paragraph" style:parent-style-name="Standard">
      <style:paragraph-properties fo:text-align="center" style:justify-single-word="false"/>
      <style:text-properties fo:text-transform="uppercase" style:font-name="Verdana" fo:font-size="24pt" fo:font-weight="bold" officeooo:paragraph-rsid="002fd806" style:font-size-asian="24pt" style:font-weight-asian="bold" style:font-size-complex="24pt" style:font-weight-complex="bold"/>
    </style:style>
    <style:style style:name="MP3" style:family="paragraph" style:parent-style-name="Standard">
      <style:paragraph-properties fo:text-align="end" style:justify-single-word="false"/>
      <style:text-properties style:font-name="Linux Libertine O" fo:font-size="66pt" fo:font-weight="bold" officeooo:rsid="000a3dfb" officeooo:paragraph-rsid="000a84e1" style:font-size-asian="66pt" style:font-weight-asian="bold" style:font-size-complex="66pt" style:font-weight-complex="bold"/>
    </style:style>
    <style:style style:name="MT1" style:family="text">
      <style:text-properties officeooo:rsid="002fd806"/>
    </style:style>
    <style:style style:name="MT2" style:family="text">
      <style:text-properties fo:letter-spacing="0.028in"/>
    </style:style>
    <style:style style:name="MT3" style:family="text">
      <style:text-properties fo:letter-spacing="0.028in" officeooo:rsid="002fd806"/>
    </style:style>
    <style:style style:name="MT4" style:family="text">
      <style:text-properties fo:text-transform="uppercase" style:font-name="Arial Black" fo:font-size="32pt" fo:letter-spacing="-0.0417in" fo:font-weight="normal" officeooo:rsid="0015d340" style:font-size-asian="32pt" style:font-weight-asian="normal" style:font-size-complex="32pt" style:font-weight-complex="normal"/>
    </style:style>
    <style:style style:name="MT5" style:family="text">
      <style:text-properties fo:text-transform="uppercase" style:font-name="Arial Black" fo:font-size="32pt" fo:font-weight="normal" officeooo:rsid="0015d340" style:font-size-asian="32pt" style:font-weight-asian="normal" style:font-size-complex="32pt" style:font-weight-complex="normal"/>
    </style:style>
    <style:style style:name="MT6" style:family="text">
      <style:text-properties fo:text-transform="uppercase" style:font-name="Arial Black" fo:font-size="96pt" fo:font-weight="normal" officeooo:rsid="0015d340" style:font-size-asian="92pt" style:font-weight-asian="normal" style:font-size-complex="92pt" style:font-weight-complex="normal"/>
    </style:style>
    <style:style style:name="MT7" style:family="text">
      <style:text-properties fo:text-transform="uppercase" style:font-name="Arial Black" fo:font-size="40pt" fo:font-weight="normal" officeooo:rsid="0015d340" style:font-size-asian="40pt" style:font-weight-asian="normal" style:font-size-complex="40pt" style:font-weight-complex="normal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in" fo:page-height="8.5in" style:num-format="1" style:print-orientation="landscape" fo:margin-top="0.2201in" fo:margin-bottom="0.1701in" fo:margin-left="0.2083in" fo:margin-right="0.1701in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.0299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WOMENS RIGHTS RATIFICATION</text:p>
        <text:p text:style-name="MP2"><text:span text:style-name="MT1">MONEY MONTHLY FOR BEING A US CITIZEN</text:span></text:p>
        <text:p text:style-name="MP2"><text:span text:style-name="MT2">FREE EDUCATION <text:s text:c="19"/></text:span><text:span text:style-name="MT3">FREE</text:span><text:span text:style-name="MT2"> HEALTHCARE</text:span></text:p>
      </style:header>
      <style:footer>
        <text:p text:style-name="MP3"><draw:frame draw:style-name="Mfr1" draw:name="Image2" text:anchor-type="paragraph" svg:y="1.7472in" svg:width="0.2335in" svg:height="0.178in" draw:z-index="2"><draw:image xlink:href="Pictures/100002010000001500000010F63809E9348AE5FB.png" xlink:type="simple" xlink:show="embed" xlink:actuate="onLoad"/></draw:frame><text:span text:style-name="MT4">www</text:span><text:span text:style-name="MT5">.</text:span><text:span text:style-name="MT6">Pres</text:span><text:span text:style-name="MT7">.</text:span><text:span text:style-name="MT6">me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19:43:12.560842359</meta:creation-date>
    <dc:title>Blank</dc:title>
    <meta:editing-duration>PT2H30M11S</meta:editing-duration>
    <meta:editing-cycles>33</meta:editing-cycles>
    <meta:generator>LibreOffice/5.0.5.2$Linux_x86 LibreOffice_project/00m0$Build-2</meta:generator>
    <dc:date>2016-06-03T12:03:07.612109285</dc:date>
    <dc:creator>Mathew Tyler</dc:creator>
    <meta:document-statistic meta:table-count="0" meta:image-count="3" meta:object-count="0" meta:page-count="1" meta:paragraph-count="4" meta:word-count="15" meta:character-count="123" meta:non-whitespace-character-count="92"/>
    <meta:template xlink:type="simple" xlink:actuate="onRequest" xlink:title="Blank" xlink:href="../../../../../../../../.config/libreoffice/4/user/template/Blank.ott" meta:date="2015-10-21T19:43:12.189641328"/>
  </office:meta>
</office:document-meta>
</file>